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6pt" fo:language="en" fo:country="US" officeooo:rsid="000c4633" officeooo:paragraph-rsid="000c4633" style:font-size-asian="14pt" style:font-size-complex="16pt"/>
    </style:style>
    <style:style style:name="P2" style:family="paragraph" style:parent-style-name="Standard" style:list-style-name="L1">
      <style:text-properties fo:font-size="16pt" fo:language="en" fo:country="US" officeooo:rsid="000c4633" officeooo:paragraph-rsid="000e36b0" style:font-size-asian="14pt" style:font-size-complex="16pt"/>
    </style:style>
    <style:style style:name="P3" style:family="paragraph" style:parent-style-name="Standard" style:list-style-name="L1">
      <style:text-properties fo:font-size="16pt" fo:language="en" fo:country="US" officeooo:rsid="000e36b0" officeooo:paragraph-rsid="000e36b0" style:font-size-asian="14pt" style:font-size-complex="16pt"/>
    </style:style>
    <style:style style:name="P4" style:family="paragraph" style:parent-style-name="Standard" style:list-style-name="L1">
      <style:text-properties fo:font-size="16pt" fo:language="en" fo:country="US" officeooo:rsid="000f6f74" officeooo:paragraph-rsid="000f6f74" style:font-size-asian="14pt" style:font-size-complex="16pt"/>
    </style:style>
    <style:style style:name="T1" style:family="text">
      <style:text-properties officeooo:rsid="000e36b0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868466001" text:style-name="L1">
        <text:list-item>
          <text:p text:style-name="P1">Fix source file size </text:p>
          <text:list>
            <text:list-item>
              <text:p text:style-name="P1">check source size for all files</text:p>
            </text:list-item>
            <text:list-item>
              <text:p text:style-name="P1">add optional script parameter to skip checking source size except compare with existing destination file</text:p>
            </text:list-item>
          </text:list>
        </text:list-item>
        <text:list-item>
          <text:p text:style-name="P1">glob, regex for source path</text:p>
        </text:list-item>
        <text:list-item>
          <text:p text:style-name="P2">add optional script parameter to skip <text:s/>to skip recursion directories tree walk</text:p>
        </text:list-item>
        <text:list-item>
          <text:p text:style-name="P3">log file</text:p>
          <text:list>
            <text:list-item>
              <text:p text:style-name="P3">write logs with only copied files and directories information</text:p>
            </text:list-item>
            <text:list-item>
              <text:p text:style-name="P2">add optional script parameter to <text:span text:style-name="T1">continue coping by log file</text:span></text:p>
            </text:list-item>
          </text:list>
        </text:list-item>
        <text:list-item>
          <text:p text:style-name="P4">Input list </text:p>
          <text:list>
            <text:list-item>
              <text:p text:style-name="P4">Input file with determinate files</text:p>
            </text:list-item>
            <text:list-item>
              <text:p text:style-name="P4">or parameters</text:p>
            </text:list-item>
          </text:list>
        </text:list-item>
        <text:list-item>
          <text:p text:style-name="P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7:59:31.634324321</meta:creation-date>
    <dc:date>2019-07-22T08:38:46.382562699</dc:date>
    <meta:editing-duration>PT11M3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4" meta:character-count="495" meta:non-whitespace-character-count="407"/>
  </office:meta>
</office:document-meta>
</file>